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rsid="000fe9da" officeooo:paragraph-rsid="000fe9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CIM系统设计</text:p>
      <text:p text:style-name="P1"/>
      <text:p text:style-name="P1">业务视图</text:p>
      <text:p text:style-name="P1"/>
      <text:p text:style-name="P1">设计视图</text:p>
      <text:p text:style-name="P1"/>
      <text:p text:style-name="P1">部署视图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7:05:02.966679471</meta:creation-date>
    <dc:date>2017-04-21T17:07:02.517603665</dc:date>
    <meta:editing-duration>PT1M59S</meta:editing-duration>
    <meta:editing-cycles>1</meta:editing-cycles>
    <meta:document-statistic meta:table-count="0" meta:image-count="0" meta:object-count="0" meta:page-count="1" meta:paragraph-count="4" meta:word-count="17" meta:character-count="20" meta:non-whitespace-character-count="20"/>
    <meta:generator>LibreOffice/5.0.6.1$Linux_x86 LibreOffice_project/00$Build-1</meta:generator>
  </office:meta>
</office:document-meta>
</file>